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4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canton</text:p>
          </table:table-cell>
          <table:table-cell office:value-type="string" calcext:value-type="string">
            <text:p>Avorte_09_02_2014</text:p>
          </table:table-cell>
          <table:table-cell office:value-type="string" calcext:value-type="string">
            <text:p>Immigre_09_02_20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ürich</text:p>
          </table:table-cell>
          <table:table-cell table:style-name="ce4" office:value-type="float" office:value="29.9348661447454" calcext:value-type="float">
            <text:p>29,9 <text:s/></text:p>
          </table:table-cell>
          <table:table-cell table:style-name="ce4" office:value-type="float" office:value="47.3437574240961" calcext:value-type="float">
            <text:p>47,3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</text:p>
          </table:table-cell>
          <table:table-cell table:style-name="ce4" office:value-type="float" office:value="32.0748579829221" calcext:value-type="float">
            <text:p>32,1 <text:s/></text:p>
          </table:table-cell>
          <table:table-cell table:style-name="ce4" office:value-type="float" office:value="51.0676919777577" calcext:value-type="float">
            <text:p>51,1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zern</text:p>
          </table:table-cell>
          <table:table-cell table:style-name="ce4" office:value-type="float" office:value="38.0887035532048" calcext:value-type="float">
            <text:p>38,1 <text:s/></text:p>
          </table:table-cell>
          <table:table-cell table:style-name="ce4" office:value-type="float" office:value="53.348748153203" calcext:value-type="float">
            <text:p>53,3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4" office:value-type="float" office:value="45.2934748673119" calcext:value-type="float">
            <text:p>45,3 <text:s/></text:p>
          </table:table-cell>
          <table:table-cell table:style-name="ce4" office:value-type="float" office:value="58.168032473003" calcext:value-type="float">
            <text:p>58,2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wyz</text:p>
          </table:table-cell>
          <table:table-cell table:style-name="ce4" office:value-type="float" office:value="44.2563721851027" calcext:value-type="float">
            <text:p>44,3 <text:s/></text:p>
          </table:table-cell>
          <table:table-cell table:style-name="ce4" office:value-type="float" office:value="63.071327938141" calcext:value-type="float">
            <text:p>63,1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bwalden</text:p>
          </table:table-cell>
          <table:table-cell table:style-name="ce4" office:value-type="float" office:value="41.5651826711919" calcext:value-type="float">
            <text:p>41,6 <text:s/></text:p>
          </table:table-cell>
          <table:table-cell table:style-name="ce4" office:value-type="float" office:value="59.1181309641329" calcext:value-type="float">
            <text:p>59,1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dwalden</text:p>
          </table:table-cell>
          <table:table-cell table:style-name="ce4" office:value-type="float" office:value="39.7479318194437" calcext:value-type="float">
            <text:p>39,7 <text:s/></text:p>
          </table:table-cell>
          <table:table-cell table:style-name="ce4" office:value-type="float" office:value="58.8335625859697" calcext:value-type="float">
            <text:p>58,8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arus</text:p>
          </table:table-cell>
          <table:table-cell table:style-name="ce4" office:value-type="float" office:value="35.8397912990102" calcext:value-type="float">
            <text:p>35,8 <text:s/></text:p>
          </table:table-cell>
          <table:table-cell table:style-name="ce4" office:value-type="float" office:value="59.3897069986337" calcext:value-type="float">
            <text:p>59,4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g</text:p>
          </table:table-cell>
          <table:table-cell table:style-name="ce4" office:value-type="float" office:value="33.6593188183214" calcext:value-type="float">
            <text:p>33,7 <text:s/></text:p>
          </table:table-cell>
          <table:table-cell table:style-name="ce4" office:value-type="float" office:value="49.9439009065614" calcext:value-type="float">
            <text:p>49,9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iburg</text:p>
          </table:table-cell>
          <table:table-cell table:style-name="ce4" office:value-type="float" office:value="23.6914784198697" calcext:value-type="float">
            <text:p>23,7 <text:s/></text:p>
          </table:table-cell>
          <table:table-cell table:style-name="ce4" office:value-type="float" office:value="48.4789919946947" calcext:value-type="float">
            <text:p>48,5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lothurn</text:p>
          </table:table-cell>
          <table:table-cell table:style-name="ce4" office:value-type="float" office:value="34.6927374301676" calcext:value-type="float">
            <text:p>34,7 <text:s/></text:p>
          </table:table-cell>
          <table:table-cell table:style-name="ce4" office:value-type="float" office:value="54.5913947444412" calcext:value-type="float">
            <text:p>54,6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l-Stadt</text:p>
          </table:table-cell>
          <table:table-cell table:style-name="ce4" office:value-type="float" office:value="24.5697731173146" calcext:value-type="float">
            <text:p>24,6 <text:s/></text:p>
          </table:table-cell>
          <table:table-cell table:style-name="ce4" office:value-type="float" office:value="39.0020016263214" calcext:value-type="float">
            <text:p>39,0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l-Landschaft</text:p>
          </table:table-cell>
          <table:table-cell table:style-name="ce4" office:value-type="float" office:value="29.7417870764083" calcext:value-type="float">
            <text:p>29,7 <text:s/></text:p>
          </table:table-cell>
          <table:table-cell table:style-name="ce4" office:value-type="float" office:value="50.6437216114316" calcext:value-type="float">
            <text:p>50,6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ffhausen</text:p>
          </table:table-cell>
          <table:table-cell table:style-name="ce4" office:value-type="float" office:value="35.0417648942053" calcext:value-type="float">
            <text:p>35,0 <text:s/></text:p>
          </table:table-cell>
          <table:table-cell table:style-name="ce4" office:value-type="float" office:value="58.1305422299753" calcext:value-type="float">
            <text:p>58,1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enzell A.-Rh.</text:p>
          </table:table-cell>
          <table:table-cell table:style-name="ce4" office:value-type="float" office:value="39.815625720212" calcext:value-type="float">
            <text:p>39,8 <text:s/></text:p>
          </table:table-cell>
          <table:table-cell table:style-name="ce4" office:value-type="float" office:value="54.3940710919987" calcext:value-type="float">
            <text:p>54,4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enzell I.-Rh.</text:p>
          </table:table-cell>
          <table:table-cell table:style-name="ce4" office:value-type="float" office:value="50.9443770577023" calcext:value-type="float">
            <text:p>50,9 <text:s/></text:p>
          </table:table-cell>
          <table:table-cell table:style-name="ce4" office:value-type="float" office:value="63.4776655827486" calcext:value-type="float">
            <text:p>63,5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. Gallen</text:p>
          </table:table-cell>
          <table:table-cell table:style-name="ce4" office:value-type="float" office:value="42.3544680777097" calcext:value-type="float">
            <text:p>42,4 <text:s/></text:p>
          </table:table-cell>
          <table:table-cell table:style-name="ce4" office:value-type="float" office:value="55.9479757143268" calcext:value-type="float">
            <text:p>55,9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ubünden</text:p>
          </table:table-cell>
          <table:table-cell table:style-name="ce4" office:value-type="float" office:value="33.6887881049429" calcext:value-type="float">
            <text:p>33,7 <text:s/></text:p>
          </table:table-cell>
          <table:table-cell table:style-name="ce4" office:value-type="float" office:value="50.5891516782326" calcext:value-type="float">
            <text:p>50,6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rgau</text:p>
          </table:table-cell>
          <table:table-cell table:style-name="ce4" office:value-type="float" office:value="36.0974050530334" calcext:value-type="float">
            <text:p>36,1 <text:s/></text:p>
          </table:table-cell>
          <table:table-cell table:style-name="ce4" office:value-type="float" office:value="55.2349915618803" calcext:value-type="float">
            <text:p>55,2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urgau</text:p>
          </table:table-cell>
          <table:table-cell table:style-name="ce4" office:value-type="float" office:value="40.9482504625756" calcext:value-type="float">
            <text:p>40,9 <text:s/></text:p>
          </table:table-cell>
          <table:table-cell table:style-name="ce4" office:value-type="float" office:value="57.8192684565313" calcext:value-type="float">
            <text:p>57,8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ssin</text:p>
          </table:table-cell>
          <table:table-cell table:style-name="ce4" office:value-type="float" office:value="32.4642212265097" calcext:value-type="float">
            <text:p>32,5 <text:s/></text:p>
          </table:table-cell>
          <table:table-cell table:style-name="ce4" office:value-type="float" office:value="68.1716581024571" calcext:value-type="float">
            <text:p>68,2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dt</text:p>
          </table:table-cell>
          <table:table-cell table:style-name="ce4" office:value-type="float" office:value="10.8647293086498" calcext:value-type="float">
            <text:p>10,9 <text:s/></text:p>
          </table:table-cell>
          <table:table-cell table:style-name="ce4" office:value-type="float" office:value="38.8879833832754" calcext:value-type="float">
            <text:p>38,9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llis</text:p>
          </table:table-cell>
          <table:table-cell table:style-name="ce4" office:value-type="float" office:value="29.2125464040773" calcext:value-type="float">
            <text:p>29,2 <text:s/></text:p>
          </table:table-cell>
          <table:table-cell table:style-name="ce4" office:value-type="float" office:value="48.3187957231289" calcext:value-type="float">
            <text:p>48,3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uenburg</text:p>
          </table:table-cell>
          <table:table-cell table:style-name="ce4" office:value-type="float" office:value="16.154356846473" calcext:value-type="float">
            <text:p>16,2 <text:s/></text:p>
          </table:table-cell>
          <table:table-cell table:style-name="ce4" office:value-type="float" office:value="39.2944059069914" calcext:value-type="float">
            <text:p>39,3 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f</text:p>
          </table:table-cell>
          <table:table-cell table:style-name="ce4" office:value-type="float" office:value="13.7684121399688" calcext:value-type="float">
            <text:p>13,8 <text:s/></text:p>
          </table:table-cell>
          <table:table-cell table:style-name="ce4" office:value-type="float" office:value="39.1127765725097" calcext:value-type="float">
            <text:p>39,1 <text:s/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ra</text:p>
          </table:table-cell>
          <table:table-cell table:style-name="ce4" office:value-type="float" office:value="20.1217148616172" calcext:value-type="float">
            <text:p>20,1 <text:s/></text:p>
          </table:table-cell>
          <table:table-cell table:style-name="ce4" office:value-type="float" office:value="44.0586627660803" calcext:value-type="float">
            <text:p>44,1 <text:s/>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1" number:min-decimal-places="1" number:min-integer-digits="1" number:grouping="true"/>
      <number:text>   </number:text>
    </number:number-style>
    <number:number-style style:name="N141P1" style:volatile="true">
      <number:text> -</number:text>
      <number:number number:decimal-places="1" number:min-decimal-places="1" number:min-integer-digits="1" number:grouping="true"/>
      <number:text>   </number:text>
    </number:number-style>
    <number:number-style style:name="N141P2" style:volatile="true">
      <number:number number:decimal-places="1" number:min-decimal-places="1" number:min-integer-digits="1"/>
      <number:text>   </number:text>
    </number:number-style>
    <number:text-style style:name="N141">
      <number:text> </number:text>
      <number:text-content/>
      <number:text>  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P1" style:volatile="true">
      <number:text> -</number:text>
      <number:number number:decimal-places="0" number:min-decimal-places="0" number:min-integer-digits="1" number:grouping="true"/>
      <number:text>   </number:text>
    </number:number-style>
    <number:number-style style:name="N140P2" style:volatile="true">
      <number:number number:decimal-places="0" number:min-decimal-places="0" number:min-integer-digits="1"/>
      <number:text>   </number:text>
    </number:number-style>
    <number:text-style style:name="N140">
      <number:text> </number:text>
      <number:text-content/>
      <number:text>  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1" number:min-decimal-places="1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">
      <number:number number:decimal-places="4" number:min-decimal-places="4" number:min-integer-digits="1"/>
    </number:number-style>
    <number:number-style style:name="N136P0" style:volatile="true">
      <number:text/>
    </number:number-style>
    <number:number-style style:name="N136P1" style:volatile="true">
      <number:text/>
    </number:number-style>
    <number:number-style style:name="N136P2" style:volatile="true">
      <number:text/>
    </number:number-style>
    <number:text-style style:name="N136">
      <number:text>  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number number:decimal-places="0" number:min-decimal-places="0" number:min-integer-digits="1"/>
    </number:number-style>
    <number:number-style style:name="N128P1" style:volatile="true">
      <number:text/>
    </number:number-style>
    <number:number-style style:name="N128P2" style:volatile="true">
      <number:text/>
    </number:number-style>
    <number:text-style style:name="N128">
      <number:text> </number:text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/>
    </number:number-style>
    <number:number-style style:name="N129P1" style:volatile="true">
      <number:text/>
    </number:number-style>
    <number:number-style style:name="N129P2" style:volatile="true">
      <number:text/>
    </number:number-style>
    <number:text-style style:name="N129">
      <number:text>  </number:text>
      <number:text-conten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/>
    </number:number-style>
    <number:number-style style:name="N130P1" style:volatile="true">
      <number:text/>
    </number:number-style>
    <number:number-style style:name="N130P2" style:volatile="true">
      <number:text/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 </number:text>
      <number:number number:decimal-places="0" number:min-decimal-places="0" number:min-integer-digits="1"/>
    </number:number-style>
    <number:number-style style:name="N132P1" style:volatile="true">
      <number:text/>
    </number:number-style>
    <number:number-style style:name="N132P2" style:volatile="true">
      <number:text/>
    </number:number-style>
    <number:text-style style:name="N132">
      <number:text>  </number:text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decimal-places="0" number:min-integer-digits="1" number:grouping="true"/>
      <number:text> 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 </number:text>
    </number:number-style>
    <number:number-style style:name="N133P2" style:volatile="true">
      <number:number number:decimal-places="0" number:min-decimal-places="0" number:min-integer-digits="1"/>
      <number:text>  </number:text>
    </number:number-style>
    <number:text-style style:name="N133">
      <number:text-content/>
      <number:text>  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1" number:min-decimal-places="1" number:min-integer-digits="1" number:grouping="true"/>
      <number:text>  </number:text>
    </number:number-style>
    <number:number-style style:name="N134P1" style:volatile="true">
      <number:text>-</number:text>
      <number:number number:decimal-places="1" number:min-decimal-places="1" number:min-integer-digits="1" number:grouping="true"/>
      <number:text>  </number:text>
    </number:number-style>
    <number:number-style style:name="N134P2" style:volatile="true">
      <number:text>-  </number:text>
    </number:number-style>
    <number:text-style style:name="N134">
      <number:text-content/>
      <number:text> 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decimal-places="0" number:min-integer-digits="1" number:grouping="true"/>
      <number:text> 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 </number:text>
    </number:number-style>
    <number:number-style style:name="N135P2" style:volatile="true">
      <number:text>-  </number:text>
    </number:number-style>
    <number:text-style style:name="N135">
      <number:text-content/>
      <number:text>  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8:02:48.383611282</meta:creation-date>
    <dc:date>2022-09-26T18:07:53.557888384</dc:date>
    <meta:editing-duration>PT5M5S</meta:editing-duration>
    <meta:editing-cycles>1</meta:editing-cycles>
    <meta:document-statistic meta:table-count="1" meta:cell-count="81" meta:object-count="0"/>
    <meta:generator>LibreOffice/7.3.5.2$Linux_X86_64 LibreOffice_project/30$Build-2</meta:generator>
  </office:meta>
</office:document-meta>
</file>